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47c37" officeooo:paragraph-rsid="00047c37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47c37" officeooo:paragraph-rsid="00047c37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1ba16b"/>
    </style:style>
    <style:style style:name="P4" style:family="paragraph" style:parent-style-name="Standard">
      <style:paragraph-properties fo:text-align="center" style:justify-single-word="false"/>
      <style:text-properties officeooo:paragraph-rsid="00241eeb"/>
    </style:style>
    <style:style style:name="P5" style:family="paragraph" style:parent-style-name="Standard">
      <style:text-properties officeooo:paragraph-rsid="00241eeb"/>
    </style:style>
    <style:style style:name="T1" style:family="text">
      <style:text-properties style:font-name="Times New Roman" fo:font-size="14pt" officeooo:rsid="000642d6" style:font-size-asian="14pt" style:font-size-complex="14pt"/>
    </style:style>
    <style:style style:name="T2" style:family="text">
      <style:text-properties style:font-name="Times New Roman" fo:font-size="14pt" officeooo:rsid="00047c37" style:font-size-asian="14pt" style:font-size-complex="14pt"/>
    </style:style>
    <style:style style:name="T3" style:family="text">
      <style:text-properties style:font-name="Times New Roman" fo:font-size="14pt" officeooo:rsid="0006818a" style:font-size-asian="14pt" style:font-size-complex="14pt"/>
    </style:style>
    <style:style style:name="T4" style:family="text">
      <style:text-properties style:font-name="Times New Roman" fo:font-size="14pt" officeooo:rsid="0009b46a" style:font-size-asian="14pt" style:font-size-complex="14pt"/>
    </style:style>
    <style:style style:name="T5" style:family="text">
      <style:text-properties style:font-name="Times New Roman" fo:font-size="14pt" officeooo:rsid="000b72a2" style:font-size-asian="14pt" style:font-size-complex="14pt"/>
    </style:style>
    <style:style style:name="T6" style:family="text">
      <style:text-properties style:font-name="Times New Roman" fo:font-size="14pt" officeooo:rsid="000c7be2" style:font-size-asian="14pt" style:font-size-complex="14pt"/>
    </style:style>
    <style:style style:name="T7" style:family="text">
      <style:text-properties style:font-name="Times New Roman" fo:font-size="14pt" officeooo:rsid="000df8d9" style:font-size-asian="14pt" style:font-size-complex="14pt"/>
    </style:style>
    <style:style style:name="T8" style:family="text">
      <style:text-properties style:font-name="Times New Roman" fo:font-size="14pt" officeooo:rsid="000fd515" style:font-size-asian="14pt" style:font-size-complex="14pt"/>
    </style:style>
    <style:style style:name="T9" style:family="text">
      <style:text-properties style:font-name="Times New Roman" fo:font-size="14pt" officeooo:rsid="0010bbbe" style:font-size-asian="14pt" style:font-size-complex="14pt"/>
    </style:style>
    <style:style style:name="T10" style:family="text">
      <style:text-properties style:font-name="Times New Roman" fo:font-size="14pt" officeooo:rsid="0016546d" style:font-size-asian="14pt" style:font-size-complex="14pt"/>
    </style:style>
    <style:style style:name="T11" style:family="text">
      <style:text-properties style:font-name="Times New Roman" fo:font-size="14pt" officeooo:rsid="0018a632" style:font-size-asian="14pt" style:font-size-complex="14pt"/>
    </style:style>
    <style:style style:name="T12" style:family="text">
      <style:text-properties style:font-name="Times New Roman" fo:font-size="14pt" officeooo:rsid="001ba16b" style:font-size-asian="14pt" style:font-size-complex="14pt"/>
    </style:style>
    <style:style style:name="T13" style:family="text">
      <style:text-properties style:font-name="Times New Roman" fo:font-size="14pt" officeooo:rsid="001e3e8f" style:font-size-asian="14pt" style:font-size-complex="14pt"/>
    </style:style>
    <style:style style:name="T14" style:family="text">
      <style:text-properties style:font-name="Times New Roman" fo:font-size="14pt" fo:font-style="italic" officeooo:rsid="0009b46a" style:font-size-asian="14pt" style:font-style-asian="italic" style:font-size-complex="14pt" style:font-style-complex="italic"/>
    </style:style>
    <style:style style:name="T15" style:family="text">
      <style:text-properties style:font-name="Times New Roman" fo:font-size="14pt" fo:font-style="italic" officeooo:rsid="001cc7d3" style:font-size-asian="14pt" style:font-style-asian="italic" style:font-size-complex="14pt" style:font-style-complex="italic"/>
    </style:style>
    <style:style style:name="T16" style:family="text">
      <style:text-properties style:font-name="Times New Roman" fo:font-size="14pt" fo:font-style="normal" officeooo:rsid="0009b46a" style:font-size-asian="14pt" style:font-style-asian="normal" style:font-size-complex="14pt" style:font-style-complex="normal"/>
    </style:style>
    <style:style style:name="T17" style:family="text">
      <style:text-properties style:font-name="Times New Roman" fo:font-size="14pt" fo:font-style="normal" officeooo:rsid="001ba16b" style:font-size-asian="14pt" style:font-style-asian="normal" style:font-size-complex="14pt" style:font-style-complex="normal"/>
    </style:style>
    <style:style style:name="T18" style:family="text">
      <style:text-properties style:font-name="Times New Roman" fo:font-size="14pt" fo:font-style="normal" officeooo:rsid="001cc7d3" style:font-size-asian="14pt" style:font-style-asian="normal" style:font-size-complex="14pt" style:font-style-complex="normal"/>
    </style:style>
    <style:style style:name="T19" style:family="text">
      <style:text-properties style:font-name="Times New Roman" fo:font-size="14pt" fo:font-style="normal" officeooo:rsid="001fa86e" style:font-size-asian="14pt" style:font-style-asian="normal" style:font-size-complex="14pt" style:font-style-complex="normal"/>
    </style:style>
    <style:style style:name="T20" style:family="text">
      <style:text-properties style:font-name="Times New Roman" fo:font-size="14pt" fo:font-style="normal" officeooo:rsid="00241eeb" style:font-size-asian="14pt" style:font-style-asian="normal" style:font-size-complex="14pt" style:font-style-complex="normal"/>
    </style:style>
    <style:style style:name="T21" style:family="text">
      <style:text-properties style:font-name="Times New Roman" fo:font-size="14pt" fo:font-style="normal" fo:font-weight="bold" officeooo:rsid="00241eeb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Times New Roman" fo:font-size="14pt" fo:font-style="normal" fo:font-weight="bold" officeooo:rsid="001cc7d3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style:font-name="Times New Roman" fo:font-size="14pt" fo:font-style="normal" fo:font-weight="bold" officeooo:rsid="0023992e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officeooo:rsid="0023992e"/>
    </style:style>
    <style:style style:name="T25" style:family="text">
      <style:text-properties fo:font-size="14pt" fo:font-style="normal" officeooo:rsid="0023992e" style:font-size-asian="14pt" style:font-style-asian="normal" style:font-size-complex="14pt" style:font-style-complex="normal"/>
    </style:style>
    <style:style style:name="T26" style:family="text">
      <style:text-properties officeooo:rsid="00241eeb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italic" style:text-underline-style="none" fo:font-weight="normal" officeooo:rsid="001cc7d3" style:text-blinking="false" fo:background-color="transparent" loext:char-shading-value="0" style:font-size-asian="14pt" style:font-style-asian="italic" style:font-size-complex="14pt" style:font-style-complex="italic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01cc7d3" style:text-blinking="false" fo:background-color="transparent" loext:char-shading-value="0" style:font-size-asian="14pt" style:font-style-asian="italic" style:font-size-complex="14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verview <text:span text:style-name="T24">(for Proposal)</text:span></text:p>
      <text:p text:style-name="P1"/>
      <text:p text:style-name="P3"><text:span text:style-name="T1">The</text:span><text:span text:style-name="T2"> importan</text:span><text:span text:style-name="T1">ce of having the agent that </text:span><text:span text:style-name="T2">could play board games </text:span><text:span text:style-name="T1">when there is no human agent </text:span><text:span text:style-name="T3">might be crucial, especially at the moment of COVID-19 pandemic that makes the interaction between people </text:span><text:span text:style-name="T13">quite</text:span><text:span text:style-name="T3"> problematic</text:span><text:span text:style-name="T2">. </text:span><text:span text:style-name="T4">Since there are several solutions implementing the robotic agent playing chess (e. g., </text:span><text:span text:style-name="T14">[ Robust Computer Vision Chess Analysis and Interaction with a Humanoid Robot</text:span><text:span text:style-name="T4"> </text:span><text:span text:style-name="T14">]</text:span><text:span text:style-name="T4"> ), </text:span><text:span text:style-name="T5">most of them are </text:span><text:span text:style-name="T6">either </text:span><text:span text:style-name="T9">not</text:span><text:span text:style-name="T7"> portable, or requires additional </text:span><text:span text:style-name="T8">equipment that migh</text:span><text:span text:style-name="T9">t not be ubiquitous </text:span><text:span text:style-name="T4">(e. g., </text:span><text:span text:style-name="T14">[ Autonomous Chess Playing Robot</text:span><text:span text:style-name="T4"> </text:span><text:span text:style-name="T14">]</text:span><text:span text:style-name="T4"> ). </text:span><text:span text:style-name="T10">Our goal is to design the robotic agent with a few DOF </text:span><text:span text:style-name="T11">so that everyone could be able to use it. </text:span><text:span text:style-name="T12">Having an influence by </text:span><text:span text:style-name="T14">[ Robust Computer Vision Chess Analysis and Interaction with a Humanoid Robot</text:span><text:span text:style-name="T4"> </text:span><text:span text:style-name="T14">]</text:span><text:span text:style-name="T16">, </text:span><text:span text:style-name="T17">we use </text:span><text:span text:style-name="T18">another equipment so that everyone could be able to use. Additionally, we offer possible solutions to expand our robot </text:span><text:span text:style-name="T19">not only as the agent </text:span><text:span text:style-name="T18">for other board games, </text:span><text:span text:style-name="T19">but also as the coach teaching the material</text:span><text:span text:style-name="T18">.</text:span></text:p>
      <text:p text:style-name="P3"><text:span text:style-name="T18"/></text:p>
      <text:p text:style-name="P4"><text:span text:style-name="T21">Team</text:span><text:span text:style-name="T22"> </text:span><text:span text:style-name="T23">(for Proposal)</text:span></text:p>
      <text:p text:style-name="P3"><text:span text:style-name="T18"/></text:p>
      <text:p text:style-name="P5"><text:bookmark text:name="docs-internal-guid-0075209e-7fff-0204-2373-955b47380e27"/><text:span text:style-name="T28">We are a multidisciplinary team of five graduate students at The University of Texas Rio Grande Valley, advised by Dr. Megan Strait. Ulvi Bajarani is majoring in Information Technology. (</text:span><text:span text:style-name="T27">One more sentence about the contribution and the role</text:span><text:span text:style-name="T28">). Askar Nurbekov is majoring in the </text:span><text:span text:style-name="T27">Interdisciplinary Studies with a concentration in Science and Technology</text:span><text:span text:style-name="T28">. (</text:span><text:span text:style-name="T27">One more sentence about the contribution and the role</text:span><text:span text:style-name="T28">). Daniel Ortiz is majoring in Computer Science. </text:span><text:span text:style-name="T27">(One more sentence about the contribution and the role)</text:span><text:span text:style-name="T28">. Carlos Espinoza is majoring in Information Technology. </text:span><text:span text:style-name="T27">(One more sentence about the contribution and the role)</text:span><text:span text:style-name="T28">. Mariana Martinez is majoring in </text:span><text:span text:style-name="T27">Computer Science</text:span><text:span text:style-name="T28">. </text:span><text:span text:style-name="T27">(One more sentence about the contribution and the role).</text:span><text:span text:style-name="T15"> </text:span></text:p>
      <text:p text:style-name="P5"><text:span text:style-name="T1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1-15T19:49:24.989000000</dc:date>
    <meta:editing-duration>PT1H17M45S</meta:editing-duration>
    <meta:editing-cycles>24</meta:editing-cycles>
    <meta:document-statistic meta:table-count="0" meta:image-count="0" meta:object-count="0" meta:page-count="1" meta:paragraph-count="4" meta:word-count="279" meta:character-count="1721" meta:non-whitespace-character-count="1445"/>
  </office:meta>
</office:document-meta>
</file>